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2f3b" officeooo:paragraph-rsid="000f2f3b"/>
    </style:style>
    <style:style style:name="P2" style:family="paragraph" style:parent-style-name="Standard">
      <style:paragraph-properties>
        <style:tab-stops>
          <style:tab-stop style:position="10.0563in" style:type="right"/>
        </style:tab-stops>
      </style:paragraph-properties>
      <style:text-properties officeooo:paragraph-rsid="0026735f"/>
    </style:style>
    <style:style style:name="P3" style:family="paragraph" style:parent-style-name="Standard">
      <style:paragraph-properties fo:text-align="end" style:justify-single-word="false">
        <style:tab-stops>
          <style:tab-stop style:position="10.0563in" style:type="right"/>
        </style:tab-stops>
      </style:paragraph-properties>
      <style:text-properties officeooo:rsid="0026735f" officeooo:paragraph-rsid="0026735f"/>
    </style:style>
    <style:style style:name="P4" style:family="paragraph" style:parent-style-name="Code_20_Comment">
      <style:text-properties officeooo:paragraph-rsid="0013e0c5"/>
    </style:style>
    <style:style style:name="P5" style:family="paragraph" style:parent-style-name="Code_20_Comment">
      <style:text-properties officeooo:paragraph-rsid="0026735f"/>
    </style:style>
    <style:style style:name="P6" style:family="paragraph" style:parent-style-name="Code_20_Comment">
      <style:text-properties fo:language="en" fo:country="GB" officeooo:paragraph-rsid="0026735f"/>
    </style:style>
    <style:style style:name="P7" style:family="paragraph" style:parent-style-name="Code_20_Comment">
      <style:text-properties officeooo:paragraph-rsid="002793b2"/>
    </style:style>
    <style:style style:name="P8" style:family="paragraph" style:parent-style-name="Code_20_Base">
      <style:text-properties officeooo:paragraph-rsid="0013e0c5"/>
    </style:style>
    <style:style style:name="P9" style:family="paragraph" style:parent-style-name="Code_20_Base">
      <style:text-properties officeooo:paragraph-rsid="0026735f"/>
    </style:style>
    <style:style style:name="P10" style:family="paragraph" style:parent-style-name="Code_20_Base">
      <style:text-properties officeooo:paragraph-rsid="002793b2"/>
    </style:style>
    <style:style style:name="P11" style:family="paragraph" style:parent-style-name="Code_20_Comment">
      <style:text-properties officeooo:paragraph-rsid="002b68ed"/>
    </style:style>
    <style:style style:name="P12" style:family="paragraph"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000000"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fo:color="#000000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0000" fo:font-size="9pt" style:font-size-asian="9pt" style:font-size-complex="9pt"/>
    </style:style>
    <style:style style:name="P17" style:family="paragraph">
      <style:paragraph-properties style:text-autospace="none"/>
    </style:style>
    <style:style style:name="P18" style:family="paragraph">
      <loext:graphic-properties draw:fill="none" draw:fill-color="#ffffff"/>
      <style:paragraph-properties style:text-autospace="none" style:writing-mode="lr-tb"/>
      <style:text-properties fo:color="#000000"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3e0c5"/>
    </style:style>
    <style:style style:name="T3" style:family="text">
      <style:text-properties fo:language="en" fo:country="GB" officeooo:rsid="001b0112"/>
    </style:style>
    <style:style style:name="T4" style:family="text">
      <style:text-properties fo:language="en" fo:country="GB" officeooo:rsid="001fd586"/>
    </style:style>
    <style:style style:name="T5" style:family="text">
      <style:text-properties fo:language="en" fo:country="GB" officeooo:rsid="00200f4c"/>
    </style:style>
    <style:style style:name="T6" style:family="text">
      <style:text-properties fo:language="en" fo:country="GB" officeooo:rsid="0024b4cb"/>
    </style:style>
    <style:style style:name="T7" style:family="text">
      <style:text-properties fo:language="en" fo:country="GB" officeooo:rsid="0026735f"/>
    </style:style>
    <style:style style:name="T8" style:family="text">
      <style:text-properties fo:language="en" fo:country="GB" officeooo:rsid="002793b2"/>
    </style:style>
    <style:style style:name="T9" style:family="text">
      <style:text-properties fo:language="en" fo:country="GB" officeooo:rsid="002b9c6f"/>
    </style:style>
    <style:style style:name="T10" style:family="text">
      <style:text-properties style:font-name="Share-TechMono1" fo:language="en" fo:country="GB" style:font-name-complex="Courier New"/>
    </style:style>
    <style:style style:name="T11" style:family="text">
      <style:text-properties style:font-name="Share-TechMono1" fo:language="en" fo:country="GB" officeooo:rsid="0013e0c5" style:font-name-complex="Courier New"/>
    </style:style>
    <style:style style:name="T12" style:family="text">
      <style:text-properties style:font-name="Share-TechMono1" fo:language="en" fo:country="GB" officeooo:rsid="0029d96c" style:font-name-complex="Courier New"/>
    </style:style>
    <style:style style:name="T13" style:family="text">
      <style:text-properties style:font-name="Share-TechMono1" style:font-name-complex="Courier New"/>
    </style:style>
    <style:style style:name="T14" style:family="text">
      <style:text-properties fo:language="fr" fo:country="FR"/>
    </style:style>
    <style:style style:name="T15" style:family="text">
      <style:text-properties officeooo:rsid="00115f34"/>
    </style:style>
    <style:style style:name="T16" style:family="text">
      <style:text-properties officeooo:rsid="0013e0c5"/>
    </style:style>
    <style:style style:name="T17" style:family="text">
      <style:text-properties style:font-name="Share-Regular1"/>
    </style:style>
    <style:style style:name="T18" style:family="text">
      <style:text-properties style:font-name="Share-Regular1" fo:language="en" fo:country="GB"/>
    </style:style>
    <style:style style:name="T19" style:family="text">
      <style:text-properties style:font-name="Share-Regular1" fo:language="en" fo:country="GB" officeooo:rsid="0026735f"/>
    </style:style>
    <style:style style:name="T20" style:family="text">
      <style:text-properties officeooo:rsid="0026735f"/>
    </style:style>
    <style:style style:name="T21" style:family="text">
      <style:text-properties officeooo:rsid="002793b2"/>
    </style:style>
    <style:style style:name="T22" style:family="text">
      <style:text-properties officeooo:rsid="002b68ed"/>
    </style:style>
    <style:style style:name="T23" style:family="text">
      <style:text-properties officeooo:rsid="002b9c6f"/>
    </style:style>
    <style:style style:name="T24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Arial" style:font-size-complex="9pt" style:language-complex="ar" style:country-complex="SA"/>
    </style:style>
    <style:style style:name="T25" style:family="text">
      <style:text-properties fo:color="#000000" style:font-name="Share-Regular1" fo:font-size="9pt" fo:language="en" fo:country="GB" fo:font-weight="normal" style:font-name-asian="SimSun" style:font-size-asian="9pt" style:language-asian="zh" style:country-asian="CN" style:font-weight-asian="normal" style:font-name-complex="Arial" style:font-size-complex="9pt" style:language-complex="ar" style:country-complex="SA" style:font-weight-complex="normal"/>
    </style:style>
    <style:style style:name="T26" style:family="text">
      <style:text-properties fo:color="#000000" style:font-name="Share-Regular1" fo:font-size="9pt" fo:language="en" fo:country="GB" fo:font-style="italic" fo:font-weight="normal" style:font-name-asian="SimSun" style:font-size-asian="9pt" style:language-asian="zh" style:country-asian="CN" style:font-style-asian="italic" style:font-weight-asian="normal" style:font-name-complex="Arial" style:font-size-complex="9pt" style:language-complex="ar" style:country-complex="SA" style:font-style-complex="italic" style:font-weight-complex="normal"/>
    </style:style>
    <style:style style:name="T27" style:family="text">
      <style:text-properties fo:color="#000000" style:font-name="Share-Regular1" fo:font-size="9pt" fo:language="en" fo:country="GB" style:font-name-asian="SimSun" style:font-size-asian="9pt" style:language-asian="zh" style:country-asian="CN" style:font-name-complex="Times New Roman" style:font-size-complex="9pt" style:language-complex="ar" style:country-complex="SA"/>
    </style:style>
    <style:style style:name="T28" style:family="text">
      <style:text-properties fo:color="#000000" style:font-name="Share-Regular1" fo:font-size="9pt" fo:language="en" fo:country="GB" fo:font-weight="bold" style:font-name-asian="SimSun" style:font-size-asian="9pt" style:language-asian="zh" style:country-asian="CN" style:font-weight-asian="bold" style:font-name-complex="Arial" style:font-size-complex="9pt" style:language-complex="ar" style:country-complex="SA" style:font-weight-complex="bold"/>
    </style:style>
    <style:style style:name="T29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Times New Roman" style:font-size-complex="9pt" style:language-complex="ar" style:country-complex="SA" style:font-style-complex="italic"/>
    </style:style>
    <style:style style:name="T30" style:family="text">
      <style:text-properties fo:color="#000000" style:font-name="Share-Regular1" fo:font-size="9pt" fo:language="en" fo:country="GB" fo:font-style="italic" style:font-name-asian="SimSun" style:font-size-asian="9pt" style:language-asian="zh" style:country-asian="CN" style:font-style-asian="italic" style:font-name-complex="Arial" style:font-size-complex="9pt" style:language-complex="ar" style:country-complex="SA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 loext:rel-width-rel="paragraph"/>
    </style:style>
    <style:style style:name="Sect1" style:family="section">
      <style:section-properties fo:margin-left="2.4in" fo:margin-right="0.0098in" style:editable="false">
        <style:columns fo:column-count="1" fo:column-gap="0in"/>
      </style:section-properties>
    </style:style>
    <style:style style:name="gr1" style:family="graphic">
      <style:graphic-properties draw:stroke="solid" svg:stroke-width="0.0098in" svg:stroke-color="#ff8600" draw:fill="none" draw:fill-color="#ffffff" draw:textarea-horizontal-align="justify" draw:textarea-vertical-align="middle" draw:auto-grow-height="false" draw:auto-grow-width="false" fo:padding-top="0.0547in" fo:padding-bottom="0.0547in" fo:padding-left="0.1047in" fo:padding-right="0.0547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98in" svg:stroke-color="#ff8600" draw:fill="none" draw:fill-color="#ffffff" draw:textarea-horizontal-align="justify" draw:textarea-vertical-align="middle" draw:auto-grow-height="false" draw:auto-grow-width="false" fo:padding-top="0.0547in" fo:padding-bottom="0.0547in" fo:padding-left="0.0902in" fo:padding-right="0.0547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width="0.0098in" svg:stroke-color="#ff8600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svg:stroke-color="#ff8600" draw:fill="none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98in" svg:stroke-color="#ff8600" draw:fill="none" draw:fill-color="#ffffff" draw:textarea-horizontal-align="justify" draw:textarea-vertical-align="middle" draw:auto-grow-height="false" draw:auto-grow-width="false" fo:padding-top="0.0547in" fo:padding-bottom="0.0547in" fo:padding-left="0.1047in" fo:padding-right="0.05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098in" svg:stroke-color="#ff8600" draw:fill="none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874in" svg:y="15.2252in" svg:width="10.1154in" style:rel-width="100%" draw:z-index="0">
        <draw:text-box fo:min-height="0.5472in">
          <text:p text:style-name="P3"><text:span text:style-name="T17">Full PSR-2 Coding standard<text:tab/></text:span><text:a xlink:type="simple" xlink:href="https://github.com/php-fig/fig-standards/blob/master/accepted/PSR-2-coding-style-guide.md" text:style-name="Internet_20_link" text:visited-style-name="Visited_20_Internet_20_Link">https://github.com/php-fig/fig-standards/blob/master/accepted/PSR-2-coding-style-guide.md</text:a></text:p>
          <text:p text:style-name="P2"><text:span text:style-name="T17">Also</text:span><text:span text:style-name="T18"> check out the latest documentation:<text:tab/></text:span><text:a xlink:type="simple" xlink:href="http://flowframework.readthedocs.org/en/stable/TheDefinitiveGuide/PartV/CodingGuideLines/index.html" text:style-name="Internet_20_link" text:visited-style-name="Visited_20_Internet_20_Link"><text:span text:style-name="T19">http://flowframework.readthedocs.org/en/stable/TheDefinitiveGuide/PartV/CodingGuideLines/index.html</text:span></text:a></text:p>
        </draw:text-box>
      </draw:frame>
      <draw:frame text:anchor-type="page" text:anchor-page-number="1" draw:z-index="1" draw:style-name="gr1" draw:text-style-name="P13" svg:width="2.0004in" svg:height="0.6004in" svg:x="8.9in" svg:y="4.3319in">
        <draw:text-box>
          <text:p text:style-name="P12"><text:span text:style-name="T24">Description of the class. Make it as long as needed, feel free to explain how to use it.</text:span></text:p>
        </draw:text-box>
      </draw:frame>
      <draw:frame text:anchor-type="page" text:anchor-page-number="1" draw:z-index="2" draw:style-name="gr1" draw:text-style-name="P14" svg:width="2.0004in" svg:height="0.6004in" svg:x="0.7902in" svg:y="1.678in">
        <draw:text-box>
          <text:p text:style-name="P12"><text:span text:style-name="T25">Namespace starts with vendor name followed by package key (name) and subparts as needed</text:span></text:p>
        </draw:text-box>
      </draw:frame>
      <draw:frame text:anchor-type="page" text:anchor-page-number="1" draw:z-index="3" draw:style-name="gr2" draw:text-style-name="P13" svg:width="2.0004in" svg:height="0.9803in" svg:x="8.9in" svg:y="5.1055in">
        <draw:text-box>
          <text:p text:style-name="P12"><text:span text:style-name="T24">UpperCamelCase class name. Class names should be nouns.</text:span></text:p>
          <text:p text:style-name="P12"><text:span text:style-name="T24">In other packages, import \Acme\TestPackage\UniverseAnalyzer and refer to it as UniverseAnalyer.</text:span></text:p>
        </draw:text-box>
      </draw:frame>
      <draw:frame text:anchor-type="page" text:anchor-page-number="1" draw:z-index="4" draw:style-name="gr1" draw:text-style-name="P13" svg:width="2.0004in" svg:height="0.2622in" svg:x="0.7925in" svg:y="14.6957in">
        <draw:text-box>
          <text:p text:style-name="P12"><text:span text:style-name="T24">Opening brace on the next line</text:span></text:p>
        </draw:text-box>
      </draw:frame>
      <draw:frame text:anchor-type="page" text:anchor-page-number="1" draw:z-index="5" draw:style-name="gr1" draw:text-style-name="P13" svg:width="2.0004in" svg:height="0.735in" svg:x="0.7902in" svg:y="5.5346in">
        <draw:text-box>
          <text:p text:style-name="P12"><text:span text:style-name="T24">Use</text:span><text:span text:style-name="T26"> @var</text:span><text:span text:style-name="T24"> tag. Optional description goes in the first comment line followed by a blank comment line.</text:span></text:p>
        </draw:text-box>
      </draw:frame>
      <draw:frame text:anchor-type="page" text:anchor-page-number="1" draw:z-index="6" draw:style-name="gr1" draw:text-style-name="P16" svg:width="2.0004in" svg:height="0.2504in" svg:x="0.7902in" svg:y="9.4937in">
        <draw:text-box>
          <text:p text:style-name="P15"><text:span text:style-name="T24">Indent with spaces.</text:span></text:p>
        </draw:text-box>
      </draw:frame>
      <draw:frame text:anchor-type="page" text:anchor-page-number="1" draw:z-index="7" draw:style-name="gr1" draw:text-style-name="P13" svg:width="2.0004in" svg:height="0.8606in" svg:x="0.7902in" svg:y="10.7398in">
        <draw:text-box>
          <text:p text:style-name="P12"><text:span text:style-name="T25">Multiline conditions:</text:span></text:p>
          <text:p text:style-name="P12"><text:span text:style-name="T24">Indent them and add a extra indent to following code. Put the boolean operators at beginning of line.</text:span></text:p>
        </draw:text-box>
      </draw:frame>
      <draw:frame text:anchor-type="page" text:anchor-page-number="1" draw:z-index="8" draw:style-name="gr1" draw:text-style-name="P13" svg:width="2.0004in" svg:height="0.6004in" svg:x="8.9in" svg:y="11.8819in">
        <draw:text-box>
          <text:p text:style-name="P12"><text:span text:style-name="T24">Write what went wrong, give helpful details and give a hint for a possible solution.</text:span></text:p>
        </draw:text-box>
      </draw:frame>
      <draw:frame text:anchor-type="page" text:anchor-page-number="1" draw:z-index="9" draw:style-name="gr1" draw:text-style-name="P13" svg:width="2.0004in" svg:height="0.4004in" svg:x="8.9in" svg:y="11.3898in">
        <draw:text-box>
          <text:p text:style-name="P12"><text:span text:style-name="T24">UNIX timestamp at time of writing the throw clause.</text:span></text:p>
        </draw:text-box>
      </draw:frame>
      <draw:frame text:anchor-type="page" text:anchor-page-number="1" draw:z-index="10" draw:style-name="gr1" draw:text-style-name="P13" svg:width="2.0004in" svg:height="0.4012in" svg:x="8.9in" svg:y="7.4173in">
        <draw:text-box>
          <text:p text:style-name="P12"><text:span text:style-name="T24">Description of the method. Make it as long as needed</text:span><text:span text:style-name="T27">.</text:span></text:p>
        </draw:text-box>
      </draw:frame>
      <draw:frame text:anchor-type="page" text:anchor-page-number="1" draw:z-index="11" draw:style-name="gr1" draw:text-style-name="P13" svg:width="2.0004in" svg:height="0.2504in" svg:x="8.9in" svg:y="9.6634in">
        <draw:text-box>
          <text:p><text:span text:style-name="T24">Use type hinting</text:span></text:p>
        </draw:text-box>
      </draw:frame>
      <draw:frame text:anchor-type="page" text:anchor-page-number="1" draw:z-index="12" draw:style-name="gr1" draw:text-style-name="P18" svg:width="2.0004in" svg:height="0.7039in" svg:x="8.9in" svg:y="14.0083in">
        <draw:text-box>
          <text:p text:style-name="P17"><text:span text:style-name="T24">Methods returning boolean values should start with “has” or “is”. Other getters should start with “get“.</text:span></text:p>
        </draw:text-box>
      </draw:frame>
      <draw:frame text:anchor-type="page" text:anchor-page-number="1" draw:z-index="13" draw:style-name="gr1" draw:text-style-name="P18" svg:width="2.0004in" svg:height="0.4004in" svg:x="8.9in" svg:y="13.1173in">
        <draw:text-box>
          <text:p text:style-name="P17"><text:span text:style-name="T24">Setter methods should start with “set”.</text:span></text:p>
        </draw:text-box>
      </draw:frame>
      <draw:frame text:anchor-type="page" text:anchor-page-number="1" draw:z-index="14" draw:style-name="gr1" draw:text-style-name="P18" svg:width="2.0004in" svg:height="0.2504in" svg:x="8.9in" svg:y="9.1102in">
        <draw:text-box>
          <text:p text:style-name="P17"><text:span text:style-name="T24">Method names should be verbs.</text:span></text:p>
        </draw:text-box>
      </draw:frame>
      <draw:frame text:anchor-type="page" text:anchor-page-number="1" draw:z-index="15" draw:style-name="gr1" draw:text-style-name="P13" svg:width="2.0004in" svg:height="0.6004in" svg:x="0.7902in" svg:y="12.6035in">
        <draw:text-box>
          <text:p text:style-name="P12"><text:span text:style-name="T26">@return</text:span><text:span text:style-name="T28"> </text:span><text:span text:style-name="T24">tag with type, even if it is “void”. Only __construct() has no return tag.</text:span></text:p>
        </draw:text-box>
      </draw:frame>
      <draw:frame text:anchor-type="page" text:anchor-page-number="1" draw:z-index="16" draw:style-name="gr1" draw:text-style-name="P13" svg:width="2.0004in" svg:height="0.2504in" svg:x="0.7902in" svg:y="14.3335in">
        <draw:text-box>
          <text:p text:style-name="P12"><text:span text:style-name="T26">@api </text:span><text:span text:style-name="T24">tag defines public API</text:span></text:p>
        </draw:text-box>
      </draw:frame>
      <draw:frame text:anchor-type="page" text:anchor-page-number="1" draw:z-index="17" draw:style-name="gr1" draw:text-style-name="P13" svg:width="2.0004in" svg:height="1.0634in" svg:x="0.7902in" svg:y="3.2437in">
        <draw:text-box>
          <text:p text:style-name="P12"><text:span text:style-name="T27">One </text:span><text:span text:style-name="T29">use</text:span><text:span text:style-name="T27"> statement per line.</text:span></text:p>
          <text:p text:style-name="P12"><text:span text:style-name="T27">One </text:span><text:span text:style-name="T29">use </text:span><text:span text:style-name="T27">statement per namespace.</text:span></text:p>
          <text:p text:style-name="P12"><text:span text:style-name="T24">Order statements alphabetically.</text:span></text:p>
          <text:p text:style-name="P12"><text:span text:style-name="T24">Don't import namespaces unless you use them.</text:span></text:p>
        </draw:text-box>
      </draw:frame>
      <draw:frame text:anchor-type="page" text:anchor-page-number="1" draw:z-index="18" draw:style-name="gr1" draw:text-style-name="P13" svg:width="2.0004in" svg:height="0.6004in" svg:x="0.7902in" svg:y="7.0402in">
        <draw:text-box>
          <text:p text:style-name="P12"><text:span text:style-name="T27">Prefer relative namespaces, unless Fully Qualified Namespace is more readable</text:span></text:p>
        </draw:text-box>
      </draw:frame>
      <draw:frame text:anchor-type="page" text:anchor-page-number="1" draw:z-index="19" draw:style-name="gr1" draw:text-style-name="P13" svg:width="2.0004in" svg:height="0.3579in" svg:x="0.7902in" svg:y="8.7311in">
        <draw:text-box>
          <text:p text:style-name="P12"><text:span text:style-name="T24">Param tag: type, name, description.</text:span></text:p>
        </draw:text-box>
      </draw:frame>
      <draw:frame text:anchor-type="page" text:anchor-page-number="1" draw:z-index="20" draw:style-name="gr1" draw:text-style-name="P13" svg:width="2.0004in" svg:height="0.8504in" svg:x="8.9in" svg:y="10.3083in">
        <draw:text-box>
          <text:p text:style-name="P12"><text:span text:style-name="T24">Only use inline </text:span><text:span text:style-name="T26">@var </text:span><text:span text:style-name="T24">annotations when type can't be derived (like in an array of objects) to increase readability and trigger IDE auto-completion.</text:span></text:p>
        </draw:text-box>
      </draw:frame>
      <draw:frame text:anchor-type="page" text:anchor-page-number="1" draw:z-index="21" draw:style-name="gr1" draw:text-style-name="P13" svg:width="2.0004in" svg:height="0.6004in" svg:x="8.9in" svg:y="6.0854in">
        <draw:text-box>
          <text:p><text:span text:style-name="T24">List </text:span><text:span text:style-name="T26">@Flow\* </text:span><text:span text:style-name="T24">before other tags: </text:span><text:span text:style-name="T30">@var, @param, @return, @throws, @api, @since, @deprecated</text:span></text:p>
        </draw:text-box>
      </draw:frame>
      <draw:line text:anchor-type="page" text:anchor-page-number="1" draw:z-index="22" draw:style-name="gr3" draw:text-style-name="P19" svg:x1="7.7291in" svg:y1="4.4535in" svg:x2="8.9in" svg:y2="4.798in">
        <text:p/>
      </draw:line>
      <draw:line text:anchor-type="page" text:anchor-page-number="1" draw:z-index="23" draw:style-name="gr3" draw:text-style-name="P19" svg:x1="2.7902in" svg:y1="8.8831in" svg:x2="3.674in" svg:y2="8.8831in">
        <text:p/>
      </draw:line>
      <draw:line text:anchor-type="page" text:anchor-page-number="1" draw:z-index="24" draw:style-name="gr3" draw:text-style-name="P19" svg:x1="2.7902in" svg:y1="3.7756in" svg:x2="3.1803in" svg:y2="3.7756in">
        <text:p/>
      </draw:line>
      <draw:line text:anchor-type="page" text:anchor-page-number="1" draw:z-index="25" draw:style-name="gr3" draw:text-style-name="P19" svg:x1="4.5339in" svg:y1="5.2in" svg:x2="8.9004in" svg:y2="5.2661in">
        <text:p/>
      </draw:line>
      <draw:line text:anchor-type="page" text:anchor-page-number="1" draw:z-index="26" draw:style-name="gr3" draw:text-style-name="P20" svg:x1="4.7846in" svg:y1="5.863in" svg:x2="8.9008in" svg:y2="6.3685in">
        <text:p/>
      </draw:line>
      <draw:line text:anchor-type="page" text:anchor-page-number="1" draw:z-index="27" draw:style-name="gr3" draw:text-style-name="P19" svg:x1="6.7402in" svg:y1="8.4685in" svg:x2="8.9in" svg:y2="7.6177in">
        <text:p/>
      </draw:line>
      <draw:line text:anchor-type="page" text:anchor-page-number="1" draw:z-index="28" draw:style-name="gr3" draw:text-style-name="P20" svg:x1="2.7906in" svg:y1="6.0114in" svg:x2="3.6728in" svg:y2="6.0114in">
        <text:p/>
      </draw:line>
      <draw:line text:anchor-type="page" text:anchor-page-number="1" draw:z-index="29" draw:style-name="gr3" draw:text-style-name="P19" svg:x1="2.7902in" svg:y1="7.3283in" svg:x2="4.1776in" svg:y2="8.8472in">
        <text:p/>
      </draw:line>
      <draw:line text:anchor-type="page" text:anchor-page-number="1" draw:z-index="30" draw:style-name="gr3" draw:text-style-name="P19" svg:x1="2.7882in" svg:y1="11.2327in" svg:x2="4.0508in" svg:y2="11.0882in">
        <text:p/>
      </draw:line>
      <draw:line text:anchor-type="page" text:anchor-page-number="1" draw:z-index="31" draw:style-name="gr3" draw:text-style-name="P19" svg:x1="2.7882in" svg:y1="12.9043in" svg:x2="3.6953in" svg:y2="12.5736in">
        <text:p/>
      </draw:line>
      <draw:line text:anchor-type="page" text:anchor-page-number="1" draw:z-index="32" draw:style-name="gr3" draw:text-style-name="P19" svg:x1="2.7882in" svg:y1="14.4579in" svg:x2="3.6217in" svg:y2="14.2378in">
        <text:p/>
      </draw:line>
      <draw:line text:anchor-type="page" text:anchor-page-number="1" draw:z-index="33" draw:style-name="gr3" draw:text-style-name="P19" svg:x1="2.7925in" svg:y1="14.8409in" svg:x2="3.3945in" svg:y2="14.6957in">
        <text:p/>
      </draw:line>
      <draw:line text:anchor-type="page" text:anchor-page-number="1" draw:z-index="34" draw:style-name="gr3" draw:text-style-name="P19" svg:x1="5.4472in" svg:y1="9.5472in" svg:x2="8.9in" svg:y2="9.2437in">
        <text:p/>
      </draw:line>
      <draw:line text:anchor-type="page" text:anchor-page-number="1" draw:z-index="35" draw:style-name="gr3" draw:text-style-name="P19" svg:x1="6.95in" svg:y1="9.6917in" svg:x2="8.9in" svg:y2="9.8008in">
        <text:p/>
      </draw:line>
      <draw:line text:anchor-type="page" text:anchor-page-number="1" draw:z-index="36" draw:style-name="gr3" draw:text-style-name="P19" svg:x1="6.2791in" svg:y1="10.2083in" svg:x2="8.9in" svg:y2="10.7472in">
        <text:p/>
      </draw:line>
      <draw:line text:anchor-type="page" text:anchor-page-number="1" draw:z-index="37" draw:style-name="gr3" draw:text-style-name="P19" svg:x1="5.5811in" svg:y1="14.4437in" svg:x2="8.9in" svg:y2="14.3354in">
        <text:p/>
      </draw:line>
      <draw:line text:anchor-type="page" text:anchor-page-number="1" draw:z-index="38" draw:style-name="gr3" draw:text-style-name="P19" svg:x1="8.1854in" svg:y1="11.3902in" svg:x2="8.9in" svg:y2="11.5201in">
        <text:p/>
      </draw:line>
      <draw:line text:anchor-type="page" text:anchor-page-number="1" draw:z-index="39" draw:style-name="gr3" draw:text-style-name="P19" svg:x1="4.9102in" svg:y1="12.9882in" svg:x2="8.9004in" svg:y2="13.261in">
        <text:p/>
      </draw:line>
      <draw:line text:anchor-type="page" text:anchor-page-number="1" draw:z-index="40" draw:style-name="gr4" draw:text-style-name="P19" svg:x1="2.7882in" svg:y1="1.9744in" svg:x2="3.1783in" svg:y2="1.9736in">
        <text:p/>
      </draw:line>
      <draw:line text:anchor-type="page" text:anchor-page-number="1" draw:z-index="41" draw:style-name="gr3" draw:text-style-name="P19" svg:x1="2.7882in" svg:y1="7.213in" svg:x2="4.028in" svg:y2="6.0646in">
        <text:p/>
      </draw:line>
      <draw:frame text:anchor-type="page" text:anchor-page-number="1" draw:z-index="42" draw:style-name="gr1" draw:text-style-name="P13" svg:width="2.0004in" svg:height="0.6004in" svg:x="8.9in" svg:y="2.3307in">
        <draw:text-box>
          <text:p text:style-name="P12"><text:span text:style-name="T24">Capture the joy of coding as you create excellent web solutions.</text:span></text:p>
          <text:p text:style-name="P12"><text:span text:style-name="T24">Enjoy coding. Enjoy Flow.</text:span></text:p>
        </draw:text-box>
      </draw:frame>
      <draw:frame text:anchor-type="page" text:anchor-page-number="1" draw:z-index="43" draw:style-name="gr5" draw:text-style-name="P13" svg:width="2.0004in" svg:height="0.4787in" svg:x="0.7902in" svg:y="4.7598in">
        <draw:text-box>
          <text:p text:style-name="P12"><text:span text:style-name="T24">No empty line between DocComment and class, member var or method.</text:span></text:p>
        </draw:text-box>
      </draw:frame>
      <draw:line text:anchor-type="page" text:anchor-page-number="1" draw:z-index="44" draw:style-name="gr6" draw:text-style-name="P19" svg:x1="2.7902in" svg:y1="5.0035in" svg:x2="3.4776in" svg:y2="5.0035in">
        <text:p/>
      </draw:line>
      <text:h text:style-name="Heading_20_1" text:outline-level="1">Flow Coding Guidelines <text:span text:style-name="T20">(PSR-2) </text:span>on one page</text:h>
      <text:p text:style-name="P1"/>
      <text:section text:style-name="Sect1" text:name="CodeBlock">
        <text:p text:style-name="Code_20_Base"><text:span text:style-name="Code_20_Bracket">&lt;?php</text:span></text:p>
        <text:p text:style-name="Code_20_Base"><text:span text:style-name="Code_20_Keyword"><text:span text:style-name="T1">namespace</text:span></text:span><text:span text:style-name="T1"> Acme\TestPackage</text:span><text:span text:style-name="Code_20_Semicolon"><text:span text:style-name="T1">;</text:span></text:span></text:p>
        <text:p text:style-name="Code_20_Comment"><text:span text:style-name="Code_20_Semicolon"><text:span text:style-name="T1"/></text:span></text:p>
        <text:p text:style-name="Code_20_Comment">/*</text:p>
        <text:p text:style-name="P11"><text:s/>* This <text:span text:style-name="T22">file</text:span> <text:span text:style-name="T22">is part of</text:span> the <text:span text:style-name="T15">Acme.TestPackage</text:span> package.</text:p>
        <text:p text:style-name="P11"><text:s/>*</text:p>
        <text:p text:style-name="P11"><text:s/>* <text:span text:style-name="T22">(c) Whoever wrote this</text:span></text:p>
        <text:p text:style-name="P11"><text:s/>*</text:p>
        <text:p text:style-name="P11"><text:bookmark-start text:name="__DdeLink__1106_572450056"/><text:bookmark-end text:name="__DdeLink__1106_572450056"/><text:span text:style-name="T22"><text:s/>* This package is Open Source Software. For the full copyright and license</text:span></text:p>
        <text:p text:style-name="P11"><text:span text:style-name="T22"><text:s/>* information, please view the LICENSE file which was distributed with this</text:span></text:p>
        <text:p text:style-name="P11"><text:span text:style-name="T22"><text:s/>* source code.</text:span></text:p>
        <text:p text:style-name="P11"><text:s/>*/</text:p>
        <text:p text:style-name="Code_20_Base"/>
        <text:p text:style-name="Code_20_Base"><text:span text:style-name="Code_20_Keyword">use</text:span> Acme\TestPackage\Service\FooGenerator<text:span text:style-name="Code_20_Semicolon">;</text:span></text:p>
        <text:p text:style-name="Code_20_Base"><text:span text:style-name="Code_20_Keyword">use</text:span> <text:span text:style-name="T23">Neos</text:span>\Flow\Annotations <text:span text:style-name="Code_20_Keyword">as</text:span> Flow<text:span text:style-name="Code_20_Semicolon">;</text:span></text:p>
        <text:p text:style-name="Code_20_Base"/>
        <text:p text:style-name="Code_20_Comment">/**</text:p>
        <text:p text:style-name="Code_20_Comment"><text:s/>* Here goes the description of the class. It should explain what the main</text:p>
        <text:p text:style-name="Code_20_Comment"><text:s/>* purpose of this class is...</text:p>
        <text:p text:style-name="Code_20_Comment"><text:s/>*</text:p>
        <text:p text:style-name="Code_20_Comment"><text:s/>* <text:span text:style-name="Code_20_Comment_20_Keyword">@Flow\Scope</text:span>(<text:span text:style-name="Code_20_Value">”singleton”</text:span>)</text:p>
        <text:p text:style-name="Code_20_Comment"><text:span text:style-name="T14"><text:s/></text:span><text:span text:style-name="T1">*/</text:span></text:p>
        <text:p text:style-name="P9"><text:span text:style-name="Code_20_Keyword"><text:span text:style-name="T1">class</text:span></text:span><text:span text:style-name="T1"> UniverseAnalyzer </text:span><text:span text:style-name="Code_20_Keyword"><text:span text:style-name="T1">extends</text:span></text:span><text:span text:style-name="T1"> BaseClass </text:span><text:span text:style-name="Code_20_Keyword"><text:span text:style-name="T1">implements</text:span></text:span><text:span text:style-name="T1"> SomeInterface </text:span></text:p>
        <text:p text:style-name="P9"><text:span text:style-name="Code_20_Bracket"><text:span text:style-name="T1">{</text:span></text:span></text:p>
        <text:p text:style-name="Code_20_Comment"><text:span text:style-name="T10"><text:s text:c="4"/></text:span><text:span text:style-name="T1">/**</text:span></text:p>
        <text:p text:style-name="P5"><text:span text:style-name="T10"><text:s text:c="4"/></text:span><text:s/>* Some injected dependency</text:p>
        <text:p text:style-name="P5"><text:span text:style-name="T10"><text:s text:c="4"/></text:span><text:s/>*</text:p>
        <text:p text:style-name="P5"><text:span text:style-name="T10"><text:s text:c="4"/></text:span><text:span text:style-name="T1"><text:s/>* </text:span><text:span text:style-name="Code_20_Comment_20_Keyword"><text:span text:style-name="T1">@Flow\Inject</text:span></text:span></text:p>
        <text:p text:style-name="P5"><text:span text:style-name="T10"><text:s text:c="4"/></text:span><text:span text:style-name="T1"><text:s/>* </text:span><text:span text:style-name="Code_20_Comment_20_Keyword"><text:span text:style-name="T1">@var</text:span></text:span><text:span text:style-name="T1"> FooGenerator</text:span></text:p>
        <text:p text:style-name="P5"><text:span text:style-name="T10"><text:s text:c="4"/></text:span><text:s/>*/</text:p>
        <text:p text:style-name="P9"><text:span text:style-name="Code_20_Keyword"><text:span text:style-name="T10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someDependency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7">null</text:span></text:span><text:span text:style-name="Code_20_Semicolon"><text:span text:style-name="T1">;</text:span></text:span></text:p>
        <text:p text:style-name="Code_20_Base"/>
        <text:p text:style-name="P5"><text:span text:style-name="T10"><text:s text:c="4"/></text:span><text:span text:style-name="T1">/**</text:span></text:p>
        <text:p text:style-name="P5"><text:span text:style-name="T10"><text:s text:c="4"/></text:span><text:span text:style-name="T1"><text:s/>* </text:span><text:span text:style-name="Code_20_Comment_20_Keyword"><text:span text:style-name="T1">@var</text:span></text:span><text:span text:style-name="T1"> bool</text:span></text:p>
        <text:p text:style-name="P5"><text:span text:style-name="T10"><text:s text:c="4"/></text:span><text:s/>*/</text:p>
        <text:p text:style-name="P9"><text:span text:style-name="Code_20_Keyword"><text:span text:style-name="T11"><text:s text:c="4"/></text:span></text:span><text:span text:style-name="Code_20_Keyword"><text:span text:style-name="T2">static</text:span></text:span><text:span text:style-name="T2"> </text:span><text:span text:style-name="Code_20_Keyword"><text:span text:style-name="T1">protected</text:span></text:span><text:span text:style-name="T1"> </text:span><text:span text:style-name="Code_20_Variable"><text:span text:style-name="T1">$addictedToFlow</text:span></text:span><text:span text:style-name="T1"> </text:span><text:span text:style-name="Code_20_Keyword"><text:span text:style-name="T1">=</text:span></text:span><text:span text:style-name="T1"> </text:span><text:span text:style-name="Code_20_Keyword"><text:span text:style-name="T7">true</text:span></text:span><text:span text:style-name="Code_20_Semicolon"><text:span text:style-name="T1">;</text:span></text:span></text:p>
        <text:p text:style-name="P8"/>
        <text:p text:style-name="P6"><text:span text:style-name="T13"><text:s text:c="4"/></text:span>/**</text:p>
        <text:p text:style-name="P5"><text:span text:style-name="T10"><text:s text:c="4"/></text:span><text:s/>* Shows if you are <text:span text:style-name="T16">a fan of</text:span> Flow</text:p>
        <text:p text:style-name="P5"><text:span text:style-name="T10"><text:s text:c="4"/></text:span><text:s/>*</text:p>
        <text:p text:style-name="P5"><text:span text:style-name="T10"><text:s text:c="4"/></text:span><text:span text:style-name="T1"><text:s/>* </text:span><text:span text:style-name="Code_20_Comment_20_Keyword"><text:span text:style-name="T1">@var</text:span></text:span><text:span text:style-name="T1"> bool</text:span></text:p>
        <text:p text:style-name="P5"><text:span text:style-name="T10"><text:s text:c="4"/></text:span><text:s/>*/</text:p>
        <text:p text:style-name="P9"><text:span text:style-name="Code_20_Keyword"><text:span text:style-name="T10"><text:s text:c="4"/></text:span></text:span><text:span text:style-name="Code_20_Keyword"><text:span text:style-name="T1">protected</text:span></text:span><text:span text:style-name="T1"> </text:span><text:span text:style-name="Code_20_Variable"><text:span text:style-name="T1">$</text:span></text:span><text:span text:style-name="Code_20_Variable"><text:span text:style-name="T2">fanOf</text:span></text:span><text:span text:style-name="Code_20_Variable"><text:span text:style-name="T1">Flow</text:span></text:span><text:span text:style-name="Code_20_Semicolon"><text:span text:style-name="T1">;</text:span></text:span></text:p>
        <text:p text:style-name="P4"><text:span text:style-name="Code_20_Semicolon"><text:span text:style-name="T1"/></text:span></text:p>
        <text:p text:style-name="P5"><text:span text:style-name="T10"><text:s text:c="4"/></text:span><text:span text:style-name="T1">/**</text:span></text:p>
        <text:p text:style-name="P5"><text:span text:style-name="T10"><text:s text:c="4"/></text:span><text:s/>* A great method which shows how to indent control structures.</text:p>
        <text:p text:style-name="P5"><text:span text:style-name="T10"><text:s text:c="4"/></text:span><text:s/>*</text:p>
        <text:p text:style-name="P5"><text:span text:style-name="T10"><text:s text:c="4"/></text:span><text:span text:style-name="T1"><text:s/>* </text:span><text:span text:style-name="Code_20_Comment_20_Keyword"><text:span text:style-name="T1">@param</text:span></text:span><text:span text:style-name="T1"> MyClass $object An instance of MyClass</text:span></text:p>
        <text:p text:style-name="P5"><text:span text:style-name="T10"><text:s text:c="4"/></text:span><text:span text:style-name="T1"><text:s/>* </text:span><text:span text:style-name="Code_20_Comment_20_Keyword"><text:span text:style-name="T1">@param</text:span></text:span><text:span text:style-name="T1"> array $someArray Some array</text:span></text:p>
        <text:p text:style-name="P5"><text:span text:style-name="T10"><text:s text:c="4"/></text:span><text:span text:style-name="T1"><text:s/>* </text:span><text:span text:style-name="Code_20_Comment_20_Keyword"><text:span text:style-name="T1">@return</text:span></text:span><text:span text:style-name="T1"> void</text:span></text:p>
        <text:p text:style-name="P5"><text:span text:style-name="T10"><text:s text:c="4"/></text:span><text:span text:style-name="T1"><text:s/></text:span><text:span text:style-name="T4">* </text:span><text:span text:style-name="Code_20_Comment_20_Keyword"><text:span text:style-name="T4">@throws</text:span></text:span><text:span text:style-name="T4"> </text:span><text:span text:style-name="T5">\</text:span><text:span text:style-name="T4">Exception</text:span></text:p>
        <text:p text:style-name="P5"><text:span text:style-name="T10"><text:s text:c="4"/></text:span><text:span text:style-name="T14"><text:s/></text:span><text:span text:style-name="T1">*/</text:span></text:p>
        <text:p text:style-name="P9"><text:span text:style-name="Code_20_Keyword"><text:span text:style-name="T10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analyzeUniverse</text:span><text:span text:style-name="Code_20_Bracket"><text:span text:style-name="T1">(</text:span></text:span><text:span text:style-name="T1">MyClass </text:span><text:span text:style-name="Code_20_Variable"><text:span text:style-name="T1">$object</text:span></text:span><text:span text:style-name="Code_20_Semicolon"><text:span text:style-name="T1">,</text:span></text:span><text:span text:style-name="T1"> </text:span><text:span text:style-name="Code_20_Keyword"><text:span text:style-name="T6">array</text:span></text:span><text:span text:style-name="T6"> </text:span><text:span text:style-name="Code_20_Variable"><text:span text:style-name="T1">$</text:span></text:span><text:span text:style-name="Code_20_Variable"><text:span text:style-name="T3">someArray</text:span></text:span><text:span text:style-name="T3"> </text:span><text:span text:style-name="Code_20_Keyword"><text:span text:style-name="T4">=</text:span></text:span><text:span text:style-name="T4"> </text:span><text:span text:style-name="Code_20_Bracket"><text:span text:style-name="T7">[]</text:span></text:span><text:span text:style-name="Code_20_Bracket"><text:span text:style-name="T1">)</text:span></text:span><text:span text:style-name="T1"> </text:span></text:p>
        <text:p text:style-name="P9"><text:span text:style-name="Code_20_Bracket"><text:span text:style-name="T10"><text:s text:c="4"/></text:span></text:span><text:span text:style-name="Code_20_Bracket"><text:span text:style-name="T1">{</text:span></text:span></text:p>
        <text:p text:style-name="P9"><text:span text:style-name="Code_20_Variable"><text:span text:style-name="T10"><text:s text:c="8"/></text:span></text:span><text:span text:style-name="Code_20_Variable"><text:span text:style-name="T1">$subObjects</text:span></text:span><text:span text:style-name="T1"> = </text:span><text:span text:style-name="Code_20_Variable"><text:span text:style-name="T1">$object</text:span></text:span><text:span text:style-name="T1">-&gt;getSubObjects</text:span><text:span text:style-name="Code_20_Bracket"><text:span text:style-name="T1">()</text:span></text:span><text:span text:style-name="Code_20_Semicolon"><text:span text:style-name="T1">;</text:span></text:span></text:p>
        <text:p text:style-name="P9"><text:span text:style-name="Code_20_Keyword"><text:span text:style-name="T10"><text:s text:c="8"/></text:span></text:span><text:span text:style-name="Code_20_Keyword"><text:span text:style-name="T1">foreach</text:span></text:span><text:span text:style-name="T1"> </text:span><text:span text:style-name="Code_20_Bracket"><text:span text:style-name="T1">(</text:span></text:span><text:span text:style-name="Code_20_Variable"><text:span text:style-name="T1">$subObjects</text:span></text:span><text:span text:style-name="T1"> </text:span><text:span text:style-name="Code_20_Keyword"><text:span text:style-name="T1">as</text:span></text:span><text:span text:style-name="T1"> </text:span><text:span text:style-name="Code_20_Variable"><text:span text:style-name="T1">$subObject</text:span></text:span><text:span text:style-name="Code_20_Bracket"><text:span text:style-name="T1">) {</text:span></text:span></text:p>
        <text:p text:style-name="P9"><text:span text:style-name="T10"><text:s text:c="12"/></text:span><text:span text:style-name="T1">/** </text:span><text:span text:style-name="Code_20_Comment_20_Keyword"><text:span text:style-name="T1">@var</text:span></text:span><text:span text:style-name="T1"> $s</text:span><text:span text:style-name="T3">u</text:span><text:span text:style-name="T1">bObject MySubClass */</text:span></text:p>
        <text:p text:style-name="P9"><text:span text:style-name="Code_20_Variable"><text:span text:style-name="T10"><text:s text:c="12"/></text:span></text:span><text:span text:style-name="Code_20_Variable"><text:span text:style-name="T1">$subObject</text:span></text:span><text:span text:style-name="T1">-&gt;doSomethingCool</text:span><text:span text:style-name="Code_20_Bracket"><text:span text:style-name="T1">()</text:span></text:span><text:span text:style-name="Code_20_Semicolon"><text:span text:style-name="T1">;</text:span></text:span></text:p>
        <text:p text:style-name="P9"><text:span text:style-name="Code_20_Bracket"><text:span text:style-name="T10"><text:s text:c="8"/></text:span></text:span><text:span text:style-name="Code_20_Bracket"><text:span text:style-name="T1">}</text:span></text:span></text:p>
        <text:p text:style-name="P9"><text:span text:style-name="Code_20_Keyword"><text:span text:style-name="T10"><text:s text:c="8"/></text:span></text:span><text:span text:style-name="Code_20_Keyword"><text:span text:style-name="T1">if</text:span></text:span><text:span text:style-name="T1"> </text:span><text:span text:style-name="Code_20_Bracket"><text:span text:style-name="T1">(</text:span></text:span><text:span text:style-name="Code_20_Keyword"><text:span text:style-name="T1">isset</text:span></text:span><text:span text:style-name="Code_20_Bracket"><text:span text:style-name="T1">(</text:span></text:span><text:span text:style-name="Code_20_Variable"><text:span text:style-name="T1">$</text:span></text:span><text:span text:style-name="Code_20_Variable"><text:span text:style-name="T3">someArray</text:span></text:span><text:span text:style-name="Code_20_Bracket"><text:span text:style-name="T1">[</text:span></text:span><text:span text:style-name="Code_20_Value"><text:span text:style-name="T1">'question'</text:span></text:span><text:span text:style-name="Code_20_Bracket"><text:span text:style-name="T1">])</text:span></text:span></text:p>
        <text:p text:style-name="P10"><text:span text:style-name="Code_20_Keyword"><text:span text:style-name="T10"><text:s text:c="12"/></text:span></text:span><text:span text:style-name="Code_20_Keyword"><text:span text:style-name="T1">&amp;&amp;</text:span></text:span><text:span text:style-name="T1"> </text:span><text:span text:style-name="Code_20_Variable"><text:span text:style-name="T1">$this</text:span></text:span><text:span text:style-name="T1">-&gt;answerToEverything </text:span><text:span text:style-name="Code_20_Keyword"><text:span text:style-name="T1">===</text:span></text:span><text:span text:style-name="T1"> 42</text:span></text:p>
        <text:p text:style-name="P10"><text:span text:style-name="T1"><text:s text:c="12"/></text:span><text:span text:style-name="Code_20_Keyword"><text:span text:style-name="T8">|| count</text:span></text:span><text:span text:style-name="Code_20_Bracket"><text:span text:style-name="T8">(</text:span></text:span><text:span text:style-name="Code_20_Variable"><text:span text:style-name="T8">$someArray</text:span></text:span><text:span text:style-name="Code_20_Bracket"><text:span text:style-name="T8">)</text:span></text:span><text:span text:style-name="T8"> </text:span><text:span text:style-name="Code_20_Keyword"><text:span text:style-name="T8">&gt;</text:span></text:span><text:span text:style-name="T8"> 3</text:span><text:span text:style-name="T1"> </text:span><text:span text:style-name="Code_20_Bracket"><text:span text:style-name="T1">{</text:span></text:span></text:p>
        <text:p text:style-name="P9"><text:span text:style-name="Code_20_Variable"><text:span text:style-name="T10"><text:s text:c="16"/></text:span></text:span><text:span text:style-name="Code_20_Variable"><text:span text:style-name="T1">$this</text:span></text:span><text:span text:style-name="T1">-&gt;fanOfFlow </text:span><text:span text:style-name="Code_20_Keyword"><text:span text:style-name="T1">=</text:span></text:span><text:span text:style-name="T1"> </text:span><text:span text:style-name="Code_20_Keyword"><text:span text:style-name="T7">true</text:span></text:span><text:span text:style-name="Code_20_Semicolon"><text:span text:style-name="T1">;</text:span></text:span></text:p>
        <text:p text:style-name="P9"><text:span text:style-name="Code_20_Bracket"><text:span text:style-name="T10"><text:s text:c="8"/></text:span></text:span><text:span text:style-name="Code_20_Bracket"><text:span text:style-name="T1">}</text:span></text:span><text:span text:style-name="T1"> else </text:span><text:span text:style-name="Code_20_Bracket"><text:span text:style-name="T1">{</text:span></text:span></text:p>
        <text:p text:style-name="P9"><text:span text:style-name="Code_20_Keyword"><text:span text:style-name="T10"><text:s text:c="12"/></text:span></text:span><text:span text:style-name="Code_20_Keyword"><text:span text:style-name="T1">throw</text:span></text:span><text:span text:style-name="T1"> </text:span><text:span text:style-name="Code_20_Keyword"><text:span text:style-name="T1">new</text:span></text:span><text:span text:style-name="T1"> </text:span><text:span text:style-name="T5">\</text:span><text:span text:style-name="T1">Exception</text:span><text:span text:style-name="Code_20_Bracket"><text:span text:style-name="T1">(</text:span></text:span><text:span text:style-name="Code_20_Value"><text:span text:style-name="T1">'We cannot tolerate that.'</text:span></text:span><text:span text:style-name="Code_20_Semicolon"><text:span text:style-name="T1">,</text:span></text:span><text:span text:style-name="T1"> </text:span><text:span text:style-name="Code_20_Value"><text:span text:style-name="T1">1223391710</text:span></text:span><text:span text:style-name="Code_20_Bracket"><text:span text:style-name="T1">)</text:span></text:span><text:span text:style-name="Code_20_Semicolon"><text:span text:style-name="T1">;</text:span></text:span></text:p>
        <text:p text:style-name="P9"><text:span text:style-name="Code_20_Bracket"><text:span text:style-name="T10"><text:s text:c="8"/></text:span></text:span><text:span text:style-name="Code_20_Bracket">}</text:span></text:p>
        <text:p text:style-name="P9"><text:span text:style-name="Code_20_Bracket"><text:span text:style-name="T10"><text:s text:c="4"/></text:span></text:span><text:span text:style-name="Code_20_Bracket">}</text:span></text:p>
        <text:p text:style-name="Code_20_Base"/>
        <text:p text:style-name="P5"><text:span text:style-name="T10"><text:s text:c="4"/></text:span><text:span text:style-name="T1">/**</text:span></text:p>
        <text:p text:style-name="P5"><text:span text:style-name="T10"><text:s text:c="4"/></text:span><text:s/>* This is a setter for the fanOfFlow property.</text:p>
        <text:p text:style-name="P5"><text:span text:style-name="T10"><text:s text:c="4"/></text:span><text:s/>*</text:p>
        <text:p text:style-name="P5"><text:span text:style-name="T10"><text:s text:c="4"/></text:span><text:span text:style-name="T1"><text:s/>* </text:span><text:span text:style-name="Code_20_Comment_20_Keyword"><text:span text:style-name="T1">@param</text:span></text:span><text:span text:style-name="T1"> boolean $isFan Pass </text:span><text:span text:style-name="T8">true</text:span><text:span text:style-name="T1"> to mark a fan, </text:span><text:span text:style-name="T8">false</text:span><text:span text:style-name="T1"> for a Zend follower</text:span></text:p>
        <text:p text:style-name="P5"><text:span text:style-name="T10"><text:s text:c="4"/></text:span><text:span text:style-name="T1"><text:s/>* </text:span><text:span text:style-name="Code_20_Comment_20_Keyword"><text:span text:style-name="T1">@return</text:span></text:span><text:span text:style-name="T1"> </text:span><text:span text:style-name="T9">bool</text:span></text:p>
        <text:p text:style-name="P5"><text:span text:style-name="T10"><text:s text:c="4"/></text:span><text:s/>*/</text:p>
        <text:p text:style-name="P10"><text:span text:style-name="Code_20_Keyword"><text:span text:style-name="T10"><text:s text:c="4"/></text:span></text:span><text:span text:style-name="Code_20_Keyword"><text:span text:style-name="T1">public</text:span></text:span><text:span text:style-name="T1"> </text:span><text:span text:style-name="Code_20_Keyword"><text:span text:style-name="T1">function</text:span></text:span><text:span text:style-name="T1"> set</text:span><text:span text:style-name="T2">FanOf</text:span><text:span text:style-name="T1">Flow</text:span><text:span text:style-name="Code_20_Bracket"><text:span text:style-name="T1">(</text:span></text:span><text:span text:style-name="Code_20_Variable"><text:span text:style-name="T1">$isFan</text:span></text:span><text:span text:style-name="Code_20_Bracket"><text:span text:style-name="T1">)</text:span></text:span></text:p>
        <text:p text:style-name="P10"><text:span text:style-name="Code_20_Bracket"><text:span text:style-name="T1"><text:s text:c="4"/>{</text:span></text:span></text:p>
        <text:p text:style-name="P9"><text:span text:style-name="Code_20_Variable"><text:span text:style-name="T10"><text:s text:c="8"/></text:span></text:span><text:span text:style-name="Code_20_Variable"><text:span text:style-name="T1">$this</text:span></text:span><text:span text:style-name="T1">-&gt;</text:span><text:span text:style-name="T2">fanOfFlow</text:span><text:span text:style-name="T1"> = </text:span><text:span text:style-name="Code_20_Variable"><text:span text:style-name="T1">$isFan</text:span></text:span><text:span text:style-name="Code_20_Semicolon"><text:span text:style-name="T1">;</text:span></text:span></text:p>
        <text:p text:style-name="P9"><text:span text:style-name="Code_20_Bracket"><text:span text:style-name="T10"><text:s text:c="4"/></text:span></text:span><text:span text:style-name="Code_20_Bracket">}</text:span></text:p>
        <text:p text:style-name="Code_20_Base"/>
        <text:p text:style-name="P5"><text:span text:style-name="T10"><text:s text:c="4"/></text:span><text:span text:style-name="T1">/**</text:span></text:p>
        <text:p text:style-name="P5"><text:span text:style-name="T10"><text:s text:c="4"/></text:span><text:s/>* As simple as it gets – a boolean getter.</text:p>
        <text:p text:style-name="P5"><text:span text:style-name="T10"><text:s text:c="4"/></text:span><text:s/>*</text:p>
        <text:p text:style-name="P5"><text:span text:style-name="T10"><text:s text:c="4"/></text:span><text:span text:style-name="T1"><text:s/>* </text:span><text:span text:style-name="Code_20_Comment_20_Keyword"><text:span text:style-name="T1">@return</text:span></text:span><text:span text:style-name="T1"> bool Whether a foo was detected (TRUE) or not (FALSE)</text:span></text:p>
        <text:p text:style-name="P5"><text:span text:style-name="T10"><text:s text:c="4"/></text:span><text:span text:style-name="T1"><text:s/>* </text:span><text:span text:style-name="Code_20_Comment_20_Keyword"><text:span text:style-name="T1">@api</text:span></text:span></text:p>
        <text:p text:style-name="P5"><text:span text:style-name="T10"><text:s text:c="4"/></text:span><text:s/>*/</text:p>
        <text:p text:style-name="P10"><text:span text:style-name="Code_20_Keyword"><text:span text:style-name="T10"><text:s text:c="4"/></text:span></text:span><text:span text:style-name="Code_20_Keyword"><text:span text:style-name="T12">public </text:span></text:span><text:span text:style-name="Code_20_Keyword"><text:span text:style-name="T1">static</text:span></text:span><text:span text:style-name="T1"> </text:span><text:span text:style-name="Code_20_Keyword"><text:span text:style-name="T1">function</text:span></text:span><text:span text:style-name="T1"> </text:span><text:span text:style-name="T2">isAddictedToFlow</text:span><text:span text:style-name="Code_20_Bracket"><text:span text:style-name="T1">()</text:span></text:span><text:span text:style-name="T1"> </text:span></text:p>
        <text:p text:style-name="P10"><text:span text:style-name="Code_20_Bracket"><text:span text:style-name="T1"><text:s text:c="4"/>{</text:span></text:span></text:p>
        <text:p text:style-name="P9"><text:span text:style-name="Code_20_Keyword"><text:span text:style-name="T10"><text:s text:c="8"/></text:span></text:span><text:span text:style-name="Code_20_Keyword"><text:span text:style-name="T1">return</text:span></text:span><text:span text:style-name="T1"> </text:span><text:span text:style-name="Code_20_Keyword"><text:span text:style-name="T1">self::</text:span></text:span><text:span text:style-name="Code_20_Variable"><text:span text:style-name="T1">$</text:span></text:span><text:span text:style-name="Code_20_Variable"><text:span text:style-name="T2">addictedToFlow</text:span></text:span><text:span text:style-name="Code_20_Semicolon"><text:span text:style-name="T1">;</text:span></text:span></text:p>
        <text:p text:style-name="P9"><text:span text:style-name="Code_20_Bracket"><text:span text:style-name="T10"><text:s text:c="4"/></text:span></text:span><text:span text:style-name="Code_20_Bracket">}</text:span></text:p>
        <text:p text:style-name="Code_20_Base"/>
        <text:p text:style-name="Code_20_Base"><text:span text:style-name="Code_20_Bracket">}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3" svg:font-family="Tahoma"/>
    <style:font-face style:name="Share-TechMono" svg:font-family="Share-TechMono" style:font-adornments="Regular" style:font-pitch="fixed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adornments="Regular" style:font-pitch="variable"/>
    <style:font-face style:name="Share-Regular1" svg:font-family="Share-Regular" style:font-pitch="variable"/>
    <style:font-face style:name="Share-Regular" svg:font-family="Share-Regular" style:font-adornments="Regular" style:font-pitch="variable"/>
    <style:font-face style:name="Share-TechMono1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63in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fo:color="#000000" style:font-name="Share-TechMono" fo:font-family="Share-TechMono" style:font-style-name="Regular" style:font-pitch="fixed" fo:font-size="9pt"/>
    </style:style>
    <style:style style:name="Heading" style:family="paragraph" style:hidden="true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in" fo:margin-bottom="0.2in" loext:contextual-spacing="fals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Share-Bold" fo:font-family="Share-Bold" style:font-style-name="Regular" style:font-pitch="variable" fo:font-size="24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0583in" style:type="center"/>
          <style:tab-stop style:position="10.117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hidden="true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_20_Comment" style:display-name="Code Comment" style:family="paragraph" style:parent-style-name="Code_20_Base" style:class="text">
      <style:paragraph-properties style:shadow="none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fo:color="#4070a0" style:font-name="Share-TechMono" fo:font-family="Share-TechMono" style:font-style-name="Regular" style:font-pitch="fixed" fo:font-size="9pt"/>
    </style:style>
    <style:style style:name="Heading_20_4" style:display-name="Heading 4" style:family="paragraph" style:hidden="true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Code_20_Base" style:display-name="Code Base" style:family="paragraph" style:parent-style-name="Standard" style:next-style-name="Code_20_Comment">
      <style:text-properties fo:color="#51515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font-name="Share-Regular" fo:font-family="Share-Regular" style:font-style-name="Regular" style:font-pitch="variable" fo:font-size="10pt" fo:language="en" fo:country="GB" style:text-underline-style="non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ode_20_Keyword" style:display-name="Code Keyword" style:family="text">
      <style:text-properties fo:color="#006f20" style:font-name="Share-TechMono" fo:font-family="Share-TechMono" style:font-style-name="Regular" style:font-pitch="fixed" fo:font-size="9pt" fo:font-style="normal" fo:font-weight="bold"/>
    </style:style>
    <style:style style:name="Code_20_Variable" style:display-name="Code Variable" style:family="text">
      <style:text-properties fo:color="#bb60d5" style:font-name="Share-TechMono" fo:font-family="Share-TechMono" style:font-style-name="Regular" style:font-pitch="fixed" fo:font-size="9pt"/>
    </style:style>
    <style:style style:name="Code_20_Bracket" style:display-name="Code Bracket" style:family="text">
      <style:text-properties fo:color="#8c8c8c" style:font-name="Share-TechMono" fo:font-family="Share-TechMono" style:font-style-name="Regular" style:font-pitch="fixed" fo:font-size="9pt"/>
    </style:style>
    <style:style style:name="Code_20_Semicolon" style:display-name="Code Semicolon" style:family="text" style:parent-style-name="Code_20_Bracket">
      <style:text-properties fo:color="#515151"/>
    </style:style>
    <style:style style:name="Code_20_Comment_20_Keyword" style:display-name="Code Comment Keyword" style:family="text" style:parent-style-name="Code_20_Keyword">
      <style:text-properties fo:color="#4070a0" fo:font-style="normal" fo:font-weight="bold"/>
    </style:style>
    <style:style style:name="Code_20_Value" style:display-name="Code Value" style:family="text" style:parent-style-name="Code_20_Keyword">
      <style:text-properties fo:color="#0e84b5" fo:font-weight="normal"/>
    </style:style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run-through" style:number-wrapped-paragraphs="no-limit" style:vertical-pos="top" style:vertical-rel="paragraph-content" style:horizontal-pos="center" style:horizontal-rel="paragraph-content" fo:background-color="transparent" draw:fill="none" draw:fill-color="#ffffff" fo:padding="0.0591in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07T18:20:49</meta:creation-date>
    <dc:date>2016-12-06T11:17:43.771048000</dc:date>
    <meta:editing-duration>PT4H24M</meta:editing-duration>
    <meta:editing-cycles>51</meta:editing-cycles>
    <meta:generator>LibreOffice/5.1.4.2$MacOSX_X86_64 LibreOffice_project/f99d75f39f1c57ebdd7ffc5f42867c12031db97a</meta:generator>
    <dc:creator>Karsten Dambekalns</dc:creator>
    <meta:document-statistic meta:table-count="0" meta:image-count="0" meta:object-count="0" meta:page-count="1" meta:paragraph-count="85" meta:word-count="306" meta:character-count="2423" meta:non-whitespace-character-count="1833"/>
    <meta:user-defined meta:name="Info 1"/>
    <meta:user-defined meta:name="Info 2"/>
    <meta:user-defined meta:name="Info 3"/>
    <meta:user-defined meta:name="Info 4"/>
  </office:meta>
</office:document-meta>
</file>